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Processus et environnement Linux</text:p>
      <text:p text:style-name="Standard"/>
      <text:p text:style-name="Standard">apt-get</text:p>
      <text:p text:style-name="Standard"/>
      <text:p text:style-name="Standard">/etc/apt/source.list</text:p>
      <text:p text:style-name="Standard"/>
      <text:p text:style-name="Standard">deb <text:a xlink:type="simple" xlink:href="http://ftp.debian.org/debian" text:style-name="Internet_20_link" text:visited-style-name="Visited_20_Internet_20_Link">http://ftp.debian.org/debian</text:a> nom version main</text:p>
      <text:p text:style-name="Standard"/>
      <text:p text:style-name="Standard">deb-src <text:a xlink:type="simple" xlink:href="http://ftp.debian.org/debian" text:style-name="Internet_20_link" text:visited-style-name="Visited_20_Internet_20_Link">http://ftp.debian.org/debian</text:a> nom version main</text:p>
      <text:p text:style-name="Standard"/>
      <text:p text:style-name="Standard">apt-get update</text:p>
      <text:p text:style-name="Standard"/>
      <text:p text:style-name="P1">Gestion des processus</text:p>
      <text:p text:style-name="P1"/>
      <text:p text:style-name="P1">1,<text:span text:style-name="T1"> Ps -aef affiche tous les processus en cours avec les détails.Ps -aux affiche les processus en cours sans détails.</text:span></text:p>
      <text:p text:style-name="P2"/>
      <text:p text:style-name="P1">2,<text:span text:style-name="T1">Le nom des colonnes sont : </text:span></text:p>
      <text:p text:style-name="P1">UID <text:span text:style-name="T1">nom de l'utilisateur qui a lancé le processus,</text:span></text:p>
      <text:p text:style-name="P1">PID<text:span text:style-name="T1"> correspond au numéro du processus,</text:span></text:p>
      <text:p text:style-name="Standard"><text:span text:style-name="T2">PPID</text:span><text:span text:style-name="T1"> correspond au numéro du processus parents,</text:span></text:p>
      <text:p text:style-name="P2"/>
      <text:p text:style-name="P2">3,C'est le super-utilisateur.</text:p>
      <text:p text:style-name="P2"/>
      <text:p text:style-name="P2">4,le nom du propriétaire <text:span text:style-name="T3">daemon</text:span> correspond aux processus lancés par le logiciel.</text:p>
      <text:p text:style-name="P2"/>
      <text:p text:style-name="P2">5,le nom du processus qui porte le numéro 1 : /sbin/init</text:p>
      <text:p text:style-name="P2">C'est le processus d'initialisation du système.</text:p>
      <text:p text:style-name="P2"/>
      <text:p text:style-name="P2">6,ps -aux|grep KDE affiche :</text:p>
      <text:p text:style-name="P2">tomas<text:tab/>1126<text:tab/>0,0<text:tab/>12740<text:tab/>2028pts/1<text:tab/>S+<text:tab/>11:26<text:tab/>0:00 grep KDE</text:p>
      <text:p text:style-name="P2"/>
      <text:p text:style-name="P2">7,Non, on ne peut pas.</text:p>
      <text:p text:style-name="P2">1401.</text:p>
      <text:p text:style-name="P2"/>
      <text:p text:style-name="P2">8,Ça ferme aussi le navigateur. </text:p>
      <text:p text:style-name="P2">Avec nohup, ça ferme pas le navigateur.</text:p>
      <text:p text:style-name="P2"/>
      <text:p text:style-name="P2">9,Le programme est fermé.</text:p>
      <text:p text:style-name="P2"/>
      <text:p text:style-name="P2">10,Ça fait crasher le bash.</text:p>
      <text:p text:style-name="P2"/>
      <text:p text:style-name="P2">1,Tout plein de choses.</text:p>
      <text:p text:style-name="P2"/>
      <text:p text:style-name="P2">3,/usr/local/bin/usr/bin:/bin:/usr/local/games:/usr/games</text:p>
      <text:p text:style-name="P2"/>
      <text:p text:style-name="P2">4,/home/tomas</text:p>
      <text:p text:style-name="P2"/>
      <text:p text:style-name="P2">5,user : contient les utilisateurs</text:p>
      <text:p text:style-name="P2">logname : contient le nom de l'utilisateur connecté</text:p>
      <text:p text:style-name="P2"/>
      <text:p text:style-name="P2">6,cd /</text:p>
      <text:p text:style-name="P2"><text:soft-page-break/>echo $PWD</text:p>
      <text:p text:style-name="P2">variable qui garde l'emplacement du dossier dans lequel on se trouve</text:p>
      <text:p text:style-name="P2"/>
      <text:p text:style-name="P2">7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2-01T11:02:24.22</meta:creation-date>
    <dc:date>2016-01-05T12:00:10.84</dc:date>
    <meta:editing-duration>PT4H23M13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33" meta:word-count="179" meta:character-count="1185"/>
    <dc:creator>Tomas Lutau</dc:creator>
  </office:meta>
</office:document-meta>
</file>